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9688in" style:rel-column-width="9165*"/>
    </style:style>
    <style:style style:name="Table6.B" style:family="table-column">
      <style:table-column-properties style:column-width="2.4271in" style:rel-column-width="22961*"/>
    </style:style>
    <style:style style:name="Table6.C" style:family="table-column">
      <style:table-column-properties style:column-width="3.5313in" style:rel-column-width="33409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6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7938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1in" style:rel-column-width="1139*"/>
    </style:style>
    <style:style style:name="Table3.B" style:family="table-column">
      <style:table-column-properties style:column-width="0.9903in" style:rel-column-width="1426*"/>
    </style:style>
    <style:style style:name="Table3.C" style:family="table-column">
      <style:table-column-properties style:column-width="0.509in" style:rel-column-width="733*"/>
    </style:style>
    <style:style style:name="Table3.D" style:family="table-column">
      <style:table-column-properties style:column-width="0.9243in" style:rel-column-width="1331*"/>
    </style:style>
    <style:style style:name="Table3.E" style:family="table-column">
      <style:table-column-properties style:column-width="0.7743in" style:rel-column-width="1115*"/>
    </style:style>
    <style:style style:name="Table3.F" style:family="table-column">
      <style:table-column-properties style:column-width="0.8542in" style:rel-column-width="1230*"/>
    </style:style>
    <style:style style:name="Table3.G" style:family="table-column">
      <style:table-column-properties style:column-width="1.1451in" style:rel-column-width="1649*"/>
    </style:style>
    <style:style style:name="Table3.H" style:family="table-column">
      <style:table-column-properties style:column-width="0.7722in" style:rel-column-width="111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354in" style:rel-column-width="40088*"/>
    </style:style>
    <style:style style:name="Table4.B" style:family="table-column">
      <style:table-column-properties style:column-width="1.1563in" style:rel-column-width="11208*"/>
    </style:style>
    <style:style style:name="Table4.C" style:family="table-column">
      <style:table-column-properties style:column-width="1.4688in" style:rel-column-width="14239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4"/><text:span text:style-name="T2"><text:s text:c="5"/></text:span><text:span text:style-name="T2"><text:text-input text:description="">$quote.title</text:text-input></text:span><text:span text:style-name="T2"> </text:span></text:p>
          </table:table-cell>
          <table:table-cell table:style-name="Table6.C1" office:value-type="string">
            <text:p text:style-name="P7">Quote Number <text:s text:c="21"/><text:text-input text:description=""/><text:text-input text:description="">$quote.number</text:text-input></text:p>
            <text:p text:style-name="P7">Delivery Date <text:s text:c="22"/><text:text-input text:description="">$quote.deliveryDate</text:text-input></text:p>
            <text:p text:style-name="P7">ExpirationDate <text:s text:c="20"/><text:text-input text:description="">$quote.expirationDate</text:text-input></text:p>
            <text:p text:style-name="P7">Payment Terms <text:s text:c="20"/><text:text-input text:description="">$quote.terms</text:text-input></text:p>
            <text:p text:style-name="P7">Currency <text:s text:c="30"/><text:text-input text:description="">$quote.currency</text:text-input></text:p>
            <text:p text:style-name="P7">Status <text:s text:c="35"/><text:text-input text:description="">$quote.status</text:text-input></text:p>
            <text:p text:style-name="P7">Phone <text:s text:c="35"/><text:text-input text:description="">$quote.phon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quote.billTo.address1</text:text-input></text:p>
            <text:p text:style-name="P4"><text:text-input text:description="">$quote.billTo.street</text:text-input></text:p>
            <text:p text:style-name="P4"><text:text-input text:description="">$quote.billTo.city</text:text-input></text:p>
            <text:p text:style-name="P4"><text:text-input text:description="">$quote.billTo.stateOrProvinence</text:text-input></text:p>
            <text:p text:style-name="P4"><text:text-input text:description="">$quote.billTo.zipOrPostalCode</text:text-input></text:p>
            <text:p text:style-name="P4"><text:text-input text:description="">$quote.billTo.countryOrRegion</text:text-input></text:p>
          </table:table-cell>
          <table:table-cell table:style-name="Table9.B2" office:value-type="string">
            <text:p text:style-name="P4"><text:text-input text:description="">$quote.shipTo.address1</text:text-input></text:p>
            <text:p text:style-name="P4"><text:text-input text:description="">$quote.shipTo.street</text:text-input></text:p>
            <text:p text:style-name="P4"><text:text-input text:description="">$quote.shipTo.city</text:text-input></text:p>
            <text:p text:style-name="P4"><text:text-input text:description="">$quote.shipTo.stateOrProvinence</text:text-input></text:p>
            <text:p text:style-name="P4"><text:text-input text:description="">$quote.shipTo.zipOrPostalCode</text:text-input></text:p>
            <text:p text:style-name="P4"><text:text-input text:description="">$quote.shipTo.countryOrRegion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Drawing">Discount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quot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quote.total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3"><text:text-input text:description="">$quote.netAmount</text:text-input></text:p>
          </table:table-cell>
        </table:table-row>
        <table:table-row>
          <table:table-cell table:style-name="Table4.B2" office:value-type="string">
            <text:p text:style-name="Standard"/>
          </table:table-cell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3"><text:text-input text:description="">$quote.tax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quot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quot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quote.regAddress.address1</text:text-input></text:p>
            <text:p text:style-name="Table_20_Contents"><text:text-input text:description="">$quote.regAddress.street</text:text-input></text:p>
            <text:p text:style-name="Table_20_Contents"><text:text-input text:description="">$quote.regAddress.city</text:text-input></text:p>
            <text:p text:style-name="Table_20_Contents"><text:text-input text:description="">$quote.regAddress.stateOrProvinence</text:text-input></text:p>
            <text:p text:style-name="Table_20_Contents"><text:text-input text:description="">$quote.regAddress.zipOrPostalCode</text:text-input></text:p>
            <text:p text:style-name="Table_20_Contents"><text:text-input text:description="">$quot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35:11.13</dc:date>
    <meta:editing-duration>PT03H16M34S</meta:editing-duration>
    <meta:editing-cycles>76</meta:editing-cycles>
    <dc:creator>Nagaraju Palla</dc:creator>
    <meta:document-statistic meta:table-count="6" meta:image-count="2" meta:object-count="0" meta:page-count="1" meta:paragraph-count="53" meta:word-count="71" meta:character-count="1204"/>
  </office:meta>
</office:document-meta>
</file>